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18" calcext:value-type="currency">
            <text:p>$118,00</text:p>
          </table:table-cell>
          <table:table-cell table:style-name="ce41" table:formula="of:=[.O158]+[.N159]" office:value-type="currency" office:currency="USD" office:value="10940.46628" calcext:value-type="currency">
            <text:p>$10 940,47</text:p>
          </table:table-cell>
          <table:table-cell table:style-name="ce41" table:formula="of:=[.A159]*budgetjour-[.O159]" office:value-type="currency" office:currency="USD" office:value="4227.53372" calcext:value-type="currency">
            <text:p>$4 227,53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14.89628" calcext:value-type="currency">
            <text:p>$11 014,90</text:p>
          </table:table-cell>
          <table:table-cell table:style-name="ce41" table:formula="of:=[.A160]*budgetjour-[.O160]" office:value-type="currency" office:currency="USD" office:value="4249.10372" calcext:value-type="currency">
            <text:p>$4 249,10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88.89628" calcext:value-type="currency">
            <text:p>$11 088,90</text:p>
          </table:table-cell>
          <table:table-cell table:style-name="ce41" table:formula="of:=[.A161]*budgetjour-[.O161]" office:value-type="currency" office:currency="USD" office:value="4271.10372" calcext:value-type="currency">
            <text:p>$4 271,10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88.89628" calcext:value-type="currency">
            <text:p>$11 088,90</text:p>
          </table:table-cell>
          <table:table-cell table:style-name="ce41" table:formula="of:=[.A162]*budgetjour-[.O162]" office:value-type="currency" office:currency="USD" office:value="4367.10372" calcext:value-type="currency">
            <text:p>$4 367,10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67.89628" calcext:value-type="currency">
            <text:p>$11 167,90</text:p>
          </table:table-cell>
          <table:table-cell table:style-name="ce41" table:formula="of:=[.A163]*budgetjour-[.O163]" office:value-type="currency" office:currency="USD" office:value="4384.10372" calcext:value-type="currency">
            <text:p>$4 384,10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67.89628" calcext:value-type="currency">
            <text:p>$11 167,90</text:p>
          </table:table-cell>
          <table:table-cell table:style-name="ce41" table:formula="of:=[.A164]*budgetjour-[.O164]" office:value-type="currency" office:currency="USD" office:value="4480.10372" calcext:value-type="currency">
            <text:p>$4 480,10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09.39628" calcext:value-type="currency">
            <text:p>$11 209,40</text:p>
          </table:table-cell>
          <table:table-cell table:style-name="ce41" table:formula="of:=[.A165]*budgetjour-[.O165]" office:value-type="currency" office:currency="USD" office:value="4534.60372" calcext:value-type="currency">
            <text:p>$4 534,60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string" office:string-value="Bullara Station" calcext:value-type="string">
            <text:p>Bullara Station</text:p>
          </table:table-cell>
          <table:table-cell table:number-columns-repeated="2"/>
          <table:table-cell table:style-name="ce13" table:formula="of:=[.F165]+[.E166]" office:value-type="float" office:value="8471" calcext:value-type="float">
            <text:p>8471</text:p>
          </table:table-cell>
          <table:table-cell/>
          <table:table-cell table:formula="of:=[.H165]+[.G166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1209.39628" calcext:value-type="currency">
            <text:p>$11 209,40</text:p>
          </table:table-cell>
          <table:table-cell table:style-name="ce41" table:formula="of:=[.A166]*budgetjour-[.O166]" office:value-type="currency" office:currency="USD" office:value="4630.60372" calcext:value-type="currency">
            <text:p>$4 630,6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8471" calcext:value-type="float">
            <text:p>8471</text:p>
          </table:table-cell>
          <table:table-cell/>
          <table:table-cell table:formula="of:=[.H166]+[.G167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1209.39628" calcext:value-type="currency">
            <text:p>$11 209,40</text:p>
          </table:table-cell>
          <table:table-cell table:style-name="ce41" table:formula="of:=[.A167]*budgetjour-[.O167]" office:value-type="currency" office:currency="USD" office:value="4726.60372" calcext:value-type="currency">
            <text:p>$4 726,6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8471" calcext:value-type="float">
            <text:p>8471</text:p>
          </table:table-cell>
          <table:table-cell/>
          <table:table-cell table:formula="of:=[.H167]+[.G168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1209.39628" calcext:value-type="currency">
            <text:p>$11 209,40</text:p>
          </table:table-cell>
          <table:table-cell table:style-name="ce41" table:formula="of:=[.A168]*budgetjour-[.O168]" office:value-type="currency" office:currency="USD" office:value="4822.60372" calcext:value-type="currency">
            <text:p>$4 822,6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8471" calcext:value-type="float">
            <text:p>8471</text:p>
          </table:table-cell>
          <table:table-cell/>
          <table:table-cell table:formula="of:=[.H168]+[.G169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1209.39628" calcext:value-type="currency">
            <text:p>$11 209,40</text:p>
          </table:table-cell>
          <table:table-cell table:style-name="ce41" table:formula="of:=[.A169]*budgetjour-[.O169]" office:value-type="currency" office:currency="USD" office:value="4918.60372" calcext:value-type="currency">
            <text:p>$4 918,6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8471" calcext:value-type="float">
            <text:p>8471</text:p>
          </table:table-cell>
          <table:table-cell/>
          <table:table-cell table:formula="of:=[.H169]+[.G170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209.39628" calcext:value-type="currency">
            <text:p>$11 209,40</text:p>
          </table:table-cell>
          <table:table-cell table:style-name="ce41" table:formula="of:=[.A170]*budgetjour-[.O170]" office:value-type="currency" office:currency="USD" office:value="5014.60372" calcext:value-type="currency">
            <text:p>$5 014,6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8471" calcext:value-type="float">
            <text:p>8471</text:p>
          </table:table-cell>
          <table:table-cell/>
          <table:table-cell table:formula="of:=[.H170]+[.G171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1209.39628" calcext:value-type="currency">
            <text:p>$11 209,40</text:p>
          </table:table-cell>
          <table:table-cell table:style-name="ce41" table:formula="of:=[.A171]*budgetjour-[.O171]" office:value-type="currency" office:currency="USD" office:value="5110.60372" calcext:value-type="currency">
            <text:p>$5 110,6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8471" calcext:value-type="float">
            <text:p>8471</text:p>
          </table:table-cell>
          <table:table-cell/>
          <table:table-cell table:formula="of:=[.H171]+[.G172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1209.39628" calcext:value-type="currency">
            <text:p>$11 209,40</text:p>
          </table:table-cell>
          <table:table-cell table:style-name="ce41" table:formula="of:=[.A172]*budgetjour-[.O172]" office:value-type="currency" office:currency="USD" office:value="5206.60372" calcext:value-type="currency">
            <text:p>$5 206,6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8471" calcext:value-type="float">
            <text:p>8471</text:p>
          </table:table-cell>
          <table:table-cell/>
          <table:table-cell table:formula="of:=[.H172]+[.G173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1209.39628" calcext:value-type="currency">
            <text:p>$11 209,40</text:p>
          </table:table-cell>
          <table:table-cell table:style-name="ce41" table:formula="of:=[.A173]*budgetjour-[.O173]" office:value-type="currency" office:currency="USD" office:value="5302.60372" calcext:value-type="currency">
            <text:p>$5 302,6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8471" calcext:value-type="float">
            <text:p>8471</text:p>
          </table:table-cell>
          <table:table-cell/>
          <table:table-cell table:formula="of:=[.H173]+[.G174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1209.39628" calcext:value-type="currency">
            <text:p>$11 209,40</text:p>
          </table:table-cell>
          <table:table-cell table:style-name="ce41" table:formula="of:=[.A174]*budgetjour-[.O174]" office:value-type="currency" office:currency="USD" office:value="5398.60372" calcext:value-type="currency">
            <text:p>$5 398,6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8471" calcext:value-type="float">
            <text:p>8471</text:p>
          </table:table-cell>
          <table:table-cell/>
          <table:table-cell table:formula="of:=[.H174]+[.G175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1209.39628" calcext:value-type="currency">
            <text:p>$11 209,40</text:p>
          </table:table-cell>
          <table:table-cell table:style-name="ce41" table:formula="of:=[.A175]*budgetjour-[.O175]" office:value-type="currency" office:currency="USD" office:value="5494.60372" calcext:value-type="currency">
            <text:p>$5 494,6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8471" calcext:value-type="float">
            <text:p>8471</text:p>
          </table:table-cell>
          <table:table-cell/>
          <table:table-cell table:formula="of:=[.H175]+[.G176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1209.39628" calcext:value-type="currency">
            <text:p>$11 209,40</text:p>
          </table:table-cell>
          <table:table-cell table:style-name="ce41" table:formula="of:=[.A176]*budgetjour-[.O176]" office:value-type="currency" office:currency="USD" office:value="5590.60372" calcext:value-type="currency">
            <text:p>$5 590,6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8471" calcext:value-type="float">
            <text:p>8471</text:p>
          </table:table-cell>
          <table:table-cell/>
          <table:table-cell table:formula="of:=[.H176]+[.G177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1209.39628" calcext:value-type="currency">
            <text:p>$11 209,40</text:p>
          </table:table-cell>
          <table:table-cell table:style-name="ce41" table:formula="of:=[.A177]*budgetjour-[.O177]" office:value-type="currency" office:currency="USD" office:value="5686.60372" calcext:value-type="currency">
            <text:p>$5 686,6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8471" calcext:value-type="float">
            <text:p>8471</text:p>
          </table:table-cell>
          <table:table-cell/>
          <table:table-cell table:formula="of:=[.H177]+[.G178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1209.39628" calcext:value-type="currency">
            <text:p>$11 209,40</text:p>
          </table:table-cell>
          <table:table-cell table:style-name="ce41" table:formula="of:=[.A178]*budgetjour-[.O178]" office:value-type="currency" office:currency="USD" office:value="5782.60372" calcext:value-type="currency">
            <text:p>$5 782,6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8471" calcext:value-type="float">
            <text:p>8471</text:p>
          </table:table-cell>
          <table:table-cell/>
          <table:table-cell table:formula="of:=[.H178]+[.G179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1209.39628" calcext:value-type="currency">
            <text:p>$11 209,40</text:p>
          </table:table-cell>
          <table:table-cell table:style-name="ce41" table:formula="of:=[.A179]*budgetjour-[.O179]" office:value-type="currency" office:currency="USD" office:value="5878.60372" calcext:value-type="currency">
            <text:p>$5 878,6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8471" calcext:value-type="float">
            <text:p>8471</text:p>
          </table:table-cell>
          <table:table-cell/>
          <table:table-cell table:formula="of:=[.H179]+[.G180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1209.39628" calcext:value-type="currency">
            <text:p>$11 209,40</text:p>
          </table:table-cell>
          <table:table-cell table:style-name="ce41" table:formula="of:=[.A180]*budgetjour-[.O180]" office:value-type="currency" office:currency="USD" office:value="5974.60372" calcext:value-type="currency">
            <text:p>$5 974,6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8471" calcext:value-type="float">
            <text:p>8471</text:p>
          </table:table-cell>
          <table:table-cell/>
          <table:table-cell table:formula="of:=[.H180]+[.G181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1209.39628" calcext:value-type="currency">
            <text:p>$11 209,40</text:p>
          </table:table-cell>
          <table:table-cell table:style-name="ce41" table:formula="of:=[.A181]*budgetjour-[.O181]" office:value-type="currency" office:currency="USD" office:value="6070.60372" calcext:value-type="currency">
            <text:p>$6 070,6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Exmouth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SUM([.D1:.D16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 style:data-style-name="N2" text:time-value="20:27:34.4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26T20:55:44.091000000</dc:date>
    <meta:editing-duration>P148DT9H31M56S</meta:editing-duration>
    <meta:editing-cycles>419</meta:editing-cycles>
    <meta:document-statistic meta:table-count="5" meta:cell-count="3318" meta:object-count="0"/>
  </office:meta>
</office:document-meta>
</file>